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2000002430D8358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434cm" svg:x="1.001cm" svg:y="1.317cm">
          <draw:image xlink:href="Pictures/10000000000003C2000002430D83584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7:23:18.210727845</meta:creation-date>
    <dc:date>2024-09-16T17:23:55.737243401</dc:date>
    <meta:editing-duration>PT39S</meta:editing-duration>
    <meta:editing-cycles>1</meta:editing-cycles>
    <meta:document-statistic meta:object-count="1"/>
    <meta:generator>LibreOffice/7.6.7.2$Linux_X86_64 LibreOffice_project/60$Build-2</meta:generator>
  </office:meta>
</office:document-meta>
</file>